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244in"/>
    </style:style>
    <style:style style:name="co2" style:family="table-column">
      <style:table-column-properties fo:break-before="auto" style:column-width="1.8425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1.589in"/>
    </style:style>
    <style:style style:name="co5" style:family="table-column">
      <style:table-column-properties fo:break-before="auto" style:column-width="2.8563in"/>
    </style:style>
    <style:style style:name="co6" style:family="table-column">
      <style:table-column-properties fo:break-before="auto" style:column-width="2.3201in"/>
    </style:style>
    <style:style style:name="co7" style:family="table-column">
      <style:table-column-properties fo:break-before="auto" style:column-width="1.1209in"/>
    </style:style>
    <style:style style:name="co8" style:family="table-column">
      <style:table-column-properties fo:break-before="auto" style:column-width="1.705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in"/>
    </style:style>
    <style:style style:name="ce4" style:family="table-cell" style:parent-style-name="Accent_20_2" style:data-style-name="N1013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130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6" table:default-cell-style-name="ce5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Construction</text:p>
          </table:table-cell>
          <table:table-cell table:style-name="ce1" office:value-type="string" calcext:value-type="string">
            <text:p>Part purpose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Website Link</text:p>
          </table:table-cell>
          <table:table-cell table:style-name="ce4" office:value-type="string" calcext:value-type="string">
            <text:p>Price Per Unit <text:span text:style-name="T1">(excl. Tax)</text:span></text:p>
          </table:table-cell>
          <table:table-cell table:style-name="ce4" office:value-type="string" calcext:value-type="string">
            <text:p>Total Price <text:span text:style-name="T1">(excl. tax)</text:span></text:p>
          </table:table-cell>
          <table:table-cell table:style-name="ce1" office:value-type="string" calcext:value-type="string">
            <text:p>Choice</text:p>
          </table:table-cell>
          <table:table-cell table:style-name="ce1" office:value-type="string" calcext:value-type="string">
            <text:p>Reason For Choic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Frame</text:p>
          </table:table-cell>
          <table:table-cell office:value-type="string" calcext:value-type="string">
            <text:p>Y-Axis 40x40 246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2460 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typeCode%22%3a%22HFS8-4040%22%2c%22fixedInfo%22%3a%22MDM00001302498110302689860-1897579906-1255582774045885826%7c13%22%7d</text:a></text:p>
          </table:table-cell>
          <table:table-cell office:value-type="currency" office:currency="EUR" office:value="66.2" calcext:value-type="currency">
            <text:p>€ 66.20</text:p>
          </table:table-cell>
          <table:table-cell table:formula="of:=[.F3]*[.C3]" office:value-type="currency" office:currency="EUR" office:value="264.8" calcext:value-type="currency">
            <text:p>€ 264.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E40-4040-C 246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68.92" calcext:value-type="currency">
            <text:p>€ 68.92</text:p>
          </table:table-cell>
          <table:table-cell table:formula="of:=[.F4]*[.C3]" office:value-type="currency" office:currency="EUR" office:value="275.68" calcext:value-type="currency">
            <text:p>€ 275.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40x40 U10 246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32.08" calcext:value-type="currency">
            <text:p>€ 32.08</text:p>
          </table:table-cell>
          <table:table-cell table:formula="of:=[.F5]*[.C3]" office:value-type="currency" office:currency="EUR" office:value="128.32" calcext:value-type="currency">
            <text:p>€ 128.3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Z-Axis 40x40 40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400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</text:a></text:p>
          </table:table-cell>
          <table:table-cell office:value-type="currency" office:currency="EUR" office:value="10.76" calcext:value-type="currency">
            <text:p>€ 10.76</text:p>
          </table:table-cell>
          <table:table-cell table:formula="of:=[.F7]*[.C7]" office:value-type="currency" office:currency="EUR" office:value="43.04" calcext:value-type="currency">
            <text:p>€ 43.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E40-4040-C 40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11.2" calcext:value-type="currency">
            <text:p>€ 11.20</text:p>
          </table:table-cell>
          <table:table-cell table:formula="of:=[.F8]*[.C7]" office:value-type="currency" office:currency="EUR" office:value="44.8" calcext:value-type="currency">
            <text:p>€ 44.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40x40 U10 40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6.48" calcext:value-type="currency">
            <text:p>€ 6.48</text:p>
          </table:table-cell>
          <table:table-cell table:formula="of:=[.F9]*[.C7]" office:value-type="currency" office:currency="EUR" office:value="25.92" calcext:value-type="currency">
            <text:p>€ 25.9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Z-Axis Motor Holding 40x40 15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150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</text:a></text:p>
          </table:table-cell>
          <table:table-cell office:value-type="currency" office:currency="EUR" office:value="8.05" calcext:value-type="currency">
            <text:p>€ 8.05</text:p>
          </table:table-cell>
          <table:table-cell table:formula="of:=[.F11]*[.C11]" office:value-type="currency" office:currency="EUR" office:value="32.2" calcext:value-type="currency">
            <text:p>€ 32.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E40-4040-C 15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4.2" calcext:value-type="currency">
            <text:p>€ 4.20</text:p>
          </table:table-cell>
          <table:table-cell table:formula="of:=[.F12]*[.C11]" office:value-type="currency" office:currency="EUR" office:value="16.8" calcext:value-type="currency">
            <text:p>€ 16.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40x40 U10 15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4.04" calcext:value-type="currency">
            <text:p>€ 4.04</text:p>
          </table:table-cell>
          <table:table-cell table:formula="of:=[.F13]*[.C11]" office:value-type="currency" office:currency="EUR" office:value="16.16" calcext:value-type="currency">
            <text:p>€ 16.1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X-Axis 40x40 280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2800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</text:a></text:p>
          </table:table-cell>
          <table:table-cell office:value-type="currency" office:currency="EUR" office:value="75.34" calcext:value-type="currency">
            <text:p>€ 75.34</text:p>
          </table:table-cell>
          <table:table-cell table:formula="of:=[.F15]*[.C15]" office:value-type="currency" office:currency="EUR" office:value="301.36" calcext:value-type="currency">
            <text:p>€ 301.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E40-4040-C 280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85.4" calcext:value-type="currency">
            <text:p>€ 85.40</text:p>
          </table:table-cell>
          <table:table-cell table:formula="of:=[.F16]*[.C15]" office:value-type="currency" office:currency="EUR" office:value="341.6" calcext:value-type="currency">
            <text:p>€ 341.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40x40 U10 280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43.59" calcext:value-type="currency">
            <text:p>€ 43.59</text:p>
          </table:table-cell>
          <table:table-cell table:formula="of:=[.F17]*[.C15]" office:value-type="currency" office:currency="EUR" office:value="174.36" calcext:value-type="currency">
            <text:p>€ 174.3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X-Axis 40x40 45deg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UMIi Reinforcement Brackets</text:p>
          </table:table-cell>
          <table:table-cell office:value-type="string" calcext:value-type="string">
            <text:p><text:a xlink:href="https://us.misumi-ec.com/vona2/detail/110302371970/?Tab=wysiwyg_area_0&amp;curSearch=%7B%22field%22%3A%22%40search%22%2C%22seriesCode%22%3A%22110302371970%22%2C%22innerCode%22%3A%22%22%2C%22sort%22%3A1%2C%22specSortFlag%22%3A0%2C%22allSpecFlag%22%3A0%2C%22page%22%3A1%2C%22pageSize%22%3A%2260%22%2C%22jp000191080%22%3A%22mig00000000349721%22%2C%2200000332831%22%3A%22500%22%2C%22fixedInfo%22%3A%22MDM00001307070110302371970-310826891-1255582776754100107%7C10%22%7D" xlink:type="simple">https://us.misumi-ec.com/vona2/detail/110302371970/?Tab=wysiwyg_area_0&amp;curSearch=%7b%22field%22%3a%22%40search%22%2c%22seriesCode%22%3a%22110302371970%22%2c%22innerCode%22%3a%22%22%2c%22sort%22%3a1%2c%22specSortFlag%22%3a0%2c%22allSpecFlag%22%3a0%2c%22page%22%3a1%2c%22pageSize%22%3a%2260%22%2c%22jp000191080%22%3a%22mig00000000349721%22%2c%2200000332831%22%3a%22500%22%2c%22fixedInfo%22%3a%22MDM00001307070110302371970-310826891-1255582776754100107%7c10%22%7d</text:a></text:p>
          </table:table-cell>
          <table:table-cell office:value-type="currency" office:currency="EUR" office:value="31.23" calcext:value-type="currency">
            <text:p>€ 31.23</text:p>
          </table:table-cell>
          <table:table-cell table:formula="of:=[.F19]*[.C19]" office:value-type="currency" office:currency="EUR" office:value="124.92" calcext:value-type="currency">
            <text:p>€ 124.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45 degree support</text:p>
          </table:table-cell>
          <table:table-cell office:value-type="string" calcext:value-type="string">
            <text:p>https://parco-inc.com/product/h25256-45-2525-45-4545-lite-160mm-45-degree-support/</text:p>
          </table:table-cell>
          <table:table-cell office:value-type="currency" office:currency="EUR" office:value="44.67" calcext:value-type="currency">
            <text:p>€ 44.67</text:p>
          </table:table-cell>
          <table:table-cell table:formula="of:=[.F20]*[.C19]" office:value-type="currency" office:currency="EUR" office:value="178.68" calcext:value-type="currency">
            <text:p>€ 178.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40x40 U10 550 M8 + TULI 40x40 45deg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 &amp; <text:a xlink:href="https://www.tuli-shop.com/connector-angle-45" xlink:type="simple">https://www.tuli-shop.com/connector-angle-45</text:a></text:p>
          </table:table-cell>
          <table:table-cell office:value-type="currency" office:currency="EUR" office:value="24.95" calcext:value-type="currency">
            <text:p>€ 24.95</text:p>
          </table:table-cell>
          <table:table-cell table:formula="of:=[.F21]*[.C19]" office:value-type="currency" office:currency="EUR" office:value="99.8" calcext:value-type="currency">
            <text:p>€ 99.8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-Bracke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SUMi Brackets HBKTST8-SEC</text:p>
          </table:table-cell>
          <table:table-cell office:value-type="string" calcext:value-type="string">
            <text:p><text:a xlink:href="https://us.misumi-ec.com/vona2/detail/110302061350/?searchFlow=results2products&amp;KWSearch=brackets&amp;Tab=wysiwyg_area_0&amp;curSearch=%7B%22field%22%3A%22%40search%22%2C%22seriesCode%22%3A%22110302061350%22%2C%22innerCode%22%3A%22%22%2C%22sort%22%3A1%2C%22specSortFlag%22%3A0%2C%22allSpecFlag%22%3A0%2C%22page%22%3A1%2C%22pageSize%22%3A%2260%22%2C%2200000042746%22%3A%22a%22%2C%2200000042739%22%3A%22e%22%2C%2200000042757%22%3A%22a%22%2C%2200000042761%22%3A%22a%22%2C%22fixedInfo%22%3A%22innerCode%3AMDM00001297747%7C32%22%7D" xlink:type="simple">https://us.misumi-ec.com/vona2/detail/110302061350/?searchFlow=results2products&amp;KWSearch=brackets&amp;Tab=wysiwyg_area_0&amp;curSearch=%7b%22field%22%3a%22%40search%22%2c%22seriesCode%22%3a%22110302061350%22%2c%22innerCode%22%3a%22%22%2c%22sort%22%3a1%2c%22specSortFlag%22%3a0%2c%22allSpecFlag%22%3a0%2c%22page%22%3a1%2c%22pageSize%22%3a%2260%22%2c%2200000042746%22%3a%22a%22%2c%2200000042739%22%3a%22e%22%2c%2200000042757%22%3a%22a%22%2c%2200000042761%22%3a%22a%22%2c%22fixedInfo%22%3a%22innerCode%3aMDM00001297747%7c32%22%7d</text:a></text:p>
          </table:table-cell>
          <table:table-cell office:value-type="currency" office:currency="EUR" office:value="5.44" calcext:value-type="currency">
            <text:p>€ 5.44</text:p>
          </table:table-cell>
          <table:table-cell table:formula="of:=[.F23]*[.C23]" office:value-type="currency" office:currency="EUR" office:value="130.56" calcext:value-type="currency">
            <text:p>€ 130.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B43323 40S</text:p>
          </table:table-cell>
          <table:table-cell office:value-type="string" calcext:value-type="string">
            <text:p><text:a xlink:href="https://parco-inc.com/product/40-s-2-hole-inside-gusset-corner-bracket/" xlink:type="simple">https://parco-inc.com/product/40-s-2-hole-inside-gusset-corner-bracket/</text:a></text:p>
          </table:table-cell>
          <table:table-cell office:value-type="currency" office:currency="EUR" office:value="5.41" calcext:value-type="currency">
            <text:p>€ 5.41</text:p>
          </table:table-cell>
          <table:table-cell table:formula="of:=[.F24]*[.C23]" office:value-type="currency" office:currency="EUR" office:value="129.84" calcext:value-type="currency">
            <text:p>€ 129.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Bracket ALU 40x40 </text:p>
          </table:table-cell>
          <table:table-cell office:value-type="string" calcext:value-type="string">
            <text:p><text:a xlink:href="https://www.tuli-shop.com/bracket-alu-40x40" xlink:type="simple">https://www.tuli-shop.com/bracket-alu-40x40</text:a></text:p>
          </table:table-cell>
          <table:table-cell office:value-type="currency" office:currency="EUR" office:value="1.56" calcext:value-type="currency">
            <text:p>€ 1.56</text:p>
          </table:table-cell>
          <table:table-cell table:formula="of:=[.F25]*[.C23]" office:value-type="currency" office:currency="EUR" office:value="37.44" calcext:value-type="currency">
            <text:p>€ 37.4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-bol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UMI HATL8-8-20</text:p>
          </table:table-cell>
          <table:table-cell office:value-type="string" calcext:value-type="string">
            <text:p><text:a xlink:href="https://us.misumi-ec.com/vona2/detail/110303061650/?CategorySpec=00000042754%3A%3Ah%09unitType%3A%3A1%0900000042725%3A%3Ad%0900000042748%3A%3Ae&amp;Tab=wysiwyg_area_0&amp;curSearch=%7B%22field%22%3A%22%40search%22%2C%22seriesCode%22%3A%22110303061650%22%2C%22innerCode%22%3A%22%22%2C%22sort%22%3A1%2C%22specSortFlag%22%3A0%2C%22allSpecFlag%22%3A0%2C%22page%22%3A1%2C%22pageSize%22%3A%2260%22%2C%22jp000003050%22%3A%22mig00000001391084%22%2C%22fixedInfo%22%3A%22innerCode%3AMDM00001304856%7C13%22%7D" xlink:type="simple">https://us.misumi-ec.com/vona2/detail/110303061650/?CategorySpec=00000042754%3a%3ah%09unitType%3a%3a1%0900000042725%3a%3ad%0900000042748%3a%3ae&amp;Tab=wysiwyg_area_0&amp;curSearch=%7b%22field%22%3a%22%40search%22%2c%22seriesCode%22%3a%22110303061650%22%2c%22innerCode%22%3a%22%22%2c%22sort%22%3a1%2c%22specSortFlag%22%3a0%2c%22allSpecFlag%22%3a0%2c%22page%22%3a1%2c%22pageSize%22%3a%2260%22%2c%22jp000003050%22%3a%22mig00000001391084%22%2c%22fixedInfo%22%3a%22innerCode%3aMDM00001304856%7c13%22%7d</text:a></text:p>
          </table:table-cell>
          <table:table-cell office:value-type="currency" office:currency="EUR" office:value="1.03" calcext:value-type="currency">
            <text:p>€ 1.03</text:p>
          </table:table-cell>
          <table:table-cell table:formula="of:=[.F27]*[.C27]" office:value-type="currency" office:currency="EUR" office:value="30.9" calcext:value-type="currency">
            <text:p>€ 30.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F13144ZM</text:p>
          </table:table-cell>
          <table:table-cell office:value-type="string" calcext:value-type="string">
            <text:p><text:a xlink:href="https://parco-inc.com/product/drop-in-t-stud-m6-x-20-zinc-plated-steel/" xlink:type="simple">https://parco-inc.com/product/drop-in-t-stud-m6-x-20-zinc-plated-steel/</text:a></text:p>
          </table:table-cell>
          <table:table-cell office:value-type="currency" office:currency="EUR" office:value="1.52" calcext:value-type="currency">
            <text:p>€ 1.52</text:p>
          </table:table-cell>
          <table:table-cell table:formula="of:=[.F28]*[.C27]" office:value-type="currency" office:currency="EUR" office:value="45.6" calcext:value-type="currency">
            <text:p>€ 45.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ammer head screw U10 M8 L20 (11047)</text:p>
          </table:table-cell>
          <table:table-cell office:value-type="string" calcext:value-type="string">
            <text:p><text:a xlink:href="https://www.tuli-shop.com/hammer-head-screw-u10m8l20" xlink:type="simple">https://www.tuli-shop.com/hammer-head-screw-u10m8l20</text:a></text:p>
          </table:table-cell>
          <table:table-cell office:value-type="currency" office:currency="EUR" office:value="0.52" calcext:value-type="currency">
            <text:p>€ 0.52</text:p>
          </table:table-cell>
          <table:table-cell table:formula="of:=[.F29]*[.C27]" office:value-type="currency" office:currency="EUR" office:value="15.6" calcext:value-type="currency">
            <text:p>€ 15.6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-slot connect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UMi 1 unit = 400pcs Flanged Nuts</text:p>
          </table:table-cell>
          <table:table-cell office:value-type="string" calcext:value-type="string">
            <text:p><text:a xlink:href="https://us.misumi-ec.com/vona2/detail/221000544985/?Tab=wysiwyg_area_0&amp;curSearch=%7B%22field%22%3A%22%40search%22%2C%22seriesCode%22%3A%22221000544985%22%2C%22innerCode%22%3A%22%22%2C%22sort%22%3A1%2C%22specSortFlag%22%3A0%2C%22allSpecFlag%22%3A0%2C%22page%22%3A1%2C%22pageSize%22%3A%2260%22%2C%2200000070744%22%3A%22mig00000001420512%22%2C%2200000069967%22%3A%2200000069967.a!00201%22%2C%2200000071933%22%3A%22d%22%2C%2200000071976%22%3A%2200000071976.f!00052%22%2C%22fixedInfo%22%3A%22innerCode%3AMDM00005884393%7C10%22%7D" xlink:type="simple">https://us.misumi-ec.com/vona2/detail/221000544985/?Tab=wysiwyg_area_0&amp;curSearch=%7b%22field%22%3a%22%40search%22%2c%22seriesCode%22%3a%22221000544985%22%2c%22innerCode%22%3a%22%22%2c%22sort%22%3a1%2c%22specSortFlag%22%3a0%2c%22allSpecFlag%22%3a0%2c%22page%22%3a1%2c%22pageSize%22%3a%2260%22%2c%2200000070744%22%3a%22mig00000001420512%22%2c%2200000069967%22%3a%2200000069967.a!00201%22%2c%2200000071933%22%3a%22d%22%2c%2200000071976%22%3a%2200000071976.f!00052%22%2c%22fixedInfo%22%3a%22innerCode%3aMDM00005884393%7c10%22%7d</text:a></text:p>
          </table:table-cell>
          <table:table-cell table:number-columns-repeated="2" office:value-type="currency" office:currency="EUR" office:value="68.97" calcext:value-type="currency">
            <text:p>€ 68.9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F14156ZM</text:p>
          </table:table-cell>
          <table:table-cell office:value-type="string" calcext:value-type="string">
            <text:p><text:a xlink:href="https://parco-inc.com/product/m6-flanged-hex-nut-bright-zinc/" xlink:type="simple">https://parco-inc.com/product/m6-flanged-hex-nut-bright-zinc/</text:a></text:p>
          </table:table-cell>
          <table:table-cell office:value-type="currency" office:currency="EUR" office:value="0.19" calcext:value-type="currency">
            <text:p>€ 0.19</text:p>
          </table:table-cell>
          <table:table-cell table:formula="of:=[.F32]*[.C31]" office:value-type="currency" office:currency="EUR" office:value="5.7" calcext:value-type="currency">
            <text:p>€ 5.7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Flange Nut M8 (11052)</text:p>
          </table:table-cell>
          <table:table-cell office:value-type="string" calcext:value-type="string">
            <text:p><text:a xlink:href="https://www.tuli-shop.com/flange-nut-m8" xlink:type="simple">https://www.tuli-shop.com/flange-nut-m8</text:a></text:p>
          </table:table-cell>
          <table:table-cell office:value-type="currency" office:currency="EUR" office:value="0.12" calcext:value-type="currency">
            <text:p>€ 0.12</text:p>
          </table:table-cell>
          <table:table-cell table:formula="of:=[.F33]*[.C31]" office:value-type="currency" office:currency="EUR" office:value="3.6" calcext:value-type="currency">
            <text:p>€ 3.6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eveling feet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Leveling feet M8 F150</text:p>
          </table:table-cell>
          <table:table-cell office:value-type="string" calcext:value-type="string">
            <text:p>https://www.tuli-shop.com/leveling-feet-fi50-m8</text:p>
          </table:table-cell>
          <table:table-cell office:value-type="currency" office:currency="EUR" office:value="3.62" calcext:value-type="currency">
            <text:p>€ 3.62</text:p>
          </table:table-cell>
          <table:table-cell table:formula="of:=[.F37]*[.C35]" office:value-type="currency" office:currency="EUR" office:value="14.48" calcext:value-type="currency">
            <text:p>€ 14.48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Ball Bearings</text:p>
          </table:table-cell>
          <table:table-cell office:value-type="string" calcext:value-type="string">
            <text:p>Y- and Z-Axis Fixed Side Support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BF12 Economy</text:p>
          </table:table-cell>
          <table:table-cell office:value-type="string" calcext:value-type="string">
            <text:p><text:a xlink:href="https://www.tuli-shop.com/economy-ball-screw-support-bearing-bf-12" xlink:type="simple">https://www.tuli-shop.com/economy-ball-screw-support-bearing-bf-12</text:a></text:p>
          </table:table-cell>
          <table:table-cell office:value-type="currency" office:currency="EUR" office:value="29.75" calcext:value-type="currency">
            <text:p>€ 29.75</text:p>
          </table:table-cell>
          <table:table-cell table:formula="of:=[.C39]*[.F41]" office:value-type="currency" office:currency="EUR" office:value="119" calcext:value-type="currency">
            <text:p>€ 119.0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Y- and Z-Axis Floating side support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BK12 Economy</text:p>
          </table:table-cell>
          <table:table-cell office:value-type="string" calcext:value-type="string">
            <text:p><text:a xlink:href="https://www.tuli-shop.com/economy-ball-screw-support-bearing-bk-12" xlink:type="simple">https://www.tuli-shop.com/economy-ball-screw-support-bearing-bk-12</text:a></text:p>
          </table:table-cell>
          <table:table-cell office:value-type="currency" office:currency="EUR" office:value="59.22" calcext:value-type="currency">
            <text:p>€ 59.22</text:p>
          </table:table-cell>
          <table:table-cell table:formula="of:=[.F45]*[.C43]" office:value-type="currency" office:currency="EUR" office:value="236.88" calcext:value-type="currency">
            <text:p>€ 236.88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Y-Axis Ball screw shaf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 table:number-columns-repeated="3"/>
          <table:table-cell table:style-name="ce9" office:value-type="string" calcext:value-type="string">
            <text:p><text:span text:style-name="T2">SCR 1604 F C5 TBI Motion</text:span></text:p>
            <text:p>, L=535mm with fixed BK12 and floating BF12 end matching</text:p>
          </table:table-cell>
          <table:table-cell office:value-type="string" calcext:value-type="string">
            <text:p><text:a xlink:href="https://www.tuli-shop.com/tbi-motion-ball-screw-scr-1604-f-c5" xlink:type="simple">https://www.tuli-shop.com/tbi-motion-ball-screw-scr-1604-f-c5</text:a></text:p>
          </table:table-cell>
          <table:table-cell office:value-type="currency" office:currency="EUR" office:value="122.65" calcext:value-type="currency">
            <text:p>€ 122.65</text:p>
          </table:table-cell>
          <table:table-cell table:formula="of:=[.F49]*[.C47]" office:value-type="currency" office:currency="EUR" office:value="245.3" calcext:value-type="currency">
            <text:p>€ 245.3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Y- and Z-Axis Ball screw nut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FU01604-4 TBI Motion</text:p>
          </table:table-cell>
          <table:table-cell office:value-type="string" calcext:value-type="string">
            <text:p><text:a xlink:href="https://www.tuli-shop.com/tbi-motion-ball-screw-nut-sfu01604-4" xlink:type="simple">https://www.tuli-shop.com/tbi-motion-ball-screw-nut-sfu01604-4</text:a></text:p>
          </table:table-cell>
          <table:table-cell office:value-type="currency" office:currency="EUR" office:value="85.93" calcext:value-type="currency">
            <text:p>€ 85.93</text:p>
          </table:table-cell>
          <table:table-cell table:formula="of:=[.F53]*[.C51]" office:value-type="currency" office:currency="EUR" office:value="343.72" calcext:value-type="currency">
            <text:p>€ 343.72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Y- and Z-Axis Ball screw nut bracket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GD 16 SYK</text:p>
          </table:table-cell>
          <table:table-cell office:value-type="string" calcext:value-type="string">
            <text:p><text:a xlink:href="https://www.tuli-shop.com/syk-ball-screw-nut-bracket-mgd-16" xlink:type="simple">https://www.tuli-shop.com/syk-ball-screw-nut-bracket-mgd-16</text:a></text:p>
          </table:table-cell>
          <table:table-cell office:value-type="currency" office:currency="EUR" office:value="47.32" calcext:value-type="currency">
            <text:p>€ 47.32</text:p>
          </table:table-cell>
          <table:table-cell table:formula="of:=[.C55]*[.F57]" office:value-type="currency" office:currency="EUR" office:value="189.28" calcext:value-type="currency">
            <text:p>€ 189.28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Y-Axis rail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A25 ALULIN 400mm</text:p>
          </table:table-cell>
          <table:table-cell office:value-type="string" calcext:value-type="string">
            <text:p><text:a xlink:href="https://www.tuli-shop.com/alulin-linear-guide-rail-a25" xlink:type="simple">https://www.tuli-shop.com/alulin-linear-guide-rail-a25</text:a></text:p>
          </table:table-cell>
          <table:table-cell office:value-type="currency" office:currency="EUR" office:value="40.88" calcext:value-type="currency">
            <text:p>€ 40.88</text:p>
          </table:table-cell>
          <table:table-cell table:formula="of:=[.C59]*[.F61]" office:value-type="currency" office:currency="EUR" office:value="163.52" calcext:value-type="currency">
            <text:p>€ 163.52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Y-Axis block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GNS-2500 ALULIN</text:p>
          </table:table-cell>
          <table:table-cell office:value-type="string" calcext:value-type="string">
            <text:p>https://www.tuli-shop.com/us/alulin-linear-block-gns-2500</text:p>
          </table:table-cell>
          <table:table-cell office:value-type="currency" office:currency="EUR" office:value="62.15" calcext:value-type="currency">
            <text:p>€ 62.15</text:p>
          </table:table-cell>
          <table:table-cell table:formula="of:=[.C63]*[.F65]" office:value-type="currency" office:currency="EUR" office:value="248.6" calcext:value-type="currency">
            <text:p>€ 248.6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U10 M6 Hammer nuts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Hammer nut M6 U10</text:p>
          </table:table-cell>
          <table:table-cell office:value-type="string" calcext:value-type="string">
            <text:p>https://www.tuli-shop.com/us/hammer-nut-u10m6</text:p>
          </table:table-cell>
          <table:table-cell office:value-type="currency" office:currency="EUR" office:value="0.35" calcext:value-type="currency">
            <text:p>€ 0.35</text:p>
          </table:table-cell>
          <table:table-cell table:formula="of:=[.F69]*[.C67]" office:value-type="currency" office:currency="EUR" office:value="14" calcext:value-type="currency">
            <text:p>€ 14.0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6 L20 Cylindrical screws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Screw with cylindrical head M6 L20</text:p>
          </table:table-cell>
          <table:table-cell office:value-type="string" calcext:value-type="string">
            <text:p>https://www.tuli-shop.com/us/screw-cylindrical-head-m6l20</text:p>
          </table:table-cell>
          <table:table-cell office:value-type="currency" office:currency="EUR" office:value="0.12" calcext:value-type="currency">
            <text:p>€ 0.12</text:p>
          </table:table-cell>
          <table:table-cell table:formula="of:=[.F73]*[.C71]" office:value-type="currency" office:currency="EUR" office:value="4.8" calcext:value-type="currency">
            <text:p>€ 4.8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Z-Axis Linear support shaf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A 16 ECONOMY 1.93m</text:p>
          </table:table-cell>
          <table:table-cell office:value-type="string" calcext:value-type="string">
            <text:p><text:a xlink:href="https://www.tuli-shop.com/economy-linear-round-shaft-with-support-sa-16" xlink:type="simple">https://www.tuli-shop.com/economy-linear-round-shaft-with-support-sa-16</text:a></text:p>
          </table:table-cell>
          <table:table-cell office:value-type="currency" office:currency="EUR" office:value="83.65" calcext:value-type="currency">
            <text:p>€ 83.65</text:p>
          </table:table-cell>
          <table:table-cell table:formula="of:=[.C75]*[.F77]" office:value-type="currency" office:currency="EUR" office:value="167.3" calcext:value-type="currency">
            <text:p>€ 167.3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Z-Axis Linear support bearin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BR16 UU SAMICK</text:p>
          </table:table-cell>
          <table:table-cell office:value-type="string" calcext:value-type="string">
            <text:p><text:a xlink:href="https://www.tuli-shop.com/samick-linear-bearing-sbr16-uu" xlink:type="simple">https://www.tuli-shop.com/samick-linear-bearing-sbr16-uu</text:a></text:p>
          </table:table-cell>
          <table:table-cell office:value-type="currency" office:currency="EUR" office:value="34.54" calcext:value-type="currency">
            <text:p>€ 34.54</text:p>
          </table:table-cell>
          <table:table-cell table:formula="of:=[.C79]*[.F81]" office:value-type="currency" office:currency="EUR" office:value="69.08" calcext:value-type="currency">
            <text:p>€ 69.08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Z-Axis Ball screw shaf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table:number-columns-repeated="3"/>
          <table:table-cell table:style-name="ce11" office:value-type="string" calcext:value-type="string">
            <text:p>SCR 1604 F C5 TBI Motion, L=1980 with fixed side BK12 and floating side BF12 end matching</text:p>
          </table:table-cell>
          <table:table-cell office:value-type="string" calcext:value-type="string">
            <text:p><text:a xlink:href="https://www.tuli-shop.com/tbi-motion-ball-screw-scr-1604-f-c5" xlink:type="simple">https://www.tuli-shop.com/tbi-motion-ball-screw-scr-1604-f-c5</text:a></text:p>
          </table:table-cell>
          <table:table-cell office:value-type="currency" office:currency="EUR" office:value="180.93" calcext:value-type="currency">
            <text:p>€ 180.93</text:p>
          </table:table-cell>
          <table:table-cell table:formula="of:=[.F85]*[.C83]" office:value-type="currency" office:currency="EUR" office:value="361.86" calcext:value-type="currency">
            <text:p>€ 361.86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 table:number-rows-repeated="104849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30P0" style:volatile="true" number:language="en" number:country="US">
      <number:currency-symbol number:language="nl" number:country="BE">€</number:currency-symbol>
      <number:text> </number:text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currency-symbol number:language="nl" number:country="BE">€</number:currency-symbol>
      <number:text> -</number:text>
      <number:number number:decimal-places="2" number:min-decimal-places="2" number:min-integer-digits="1" number:grouping="true"/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4">00/00/0000</text:date>, <text:time style:data-style-name="N2" text:time-value="09:37:25.4474425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09:09:55.028520343</meta:creation-date>
    <dc:date>2024-08-14T10:48:18.340194980</dc:date>
    <meta:editing-duration>PT4H21M36S</meta:editing-duration>
    <meta:editing-cycles>6</meta:editing-cycles>
    <meta:generator>LibreOffice/24.2.5.2$Linux_X86_64 LibreOffice_project/420$Build-2</meta:generator>
    <meta:document-statistic meta:table-count="1" meta:cell-count="230" meta:object-count="0"/>
  </office:meta>
</office:document-meta>
</file>